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21-01-12 0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20-01-07 0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9-09-09 0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9-05-06 1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9-02-0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8-09-11 14:30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8-05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576" calcext:value-type="float">
            <text:p>69.3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8-01-23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5792</text:p>
          </table:table-cell>
          <table:table-cell office:value-type="string" calcext:value-type="string">
            <text:p>2017-06-19 0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